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ourier" svg:font-family="Courier"/>
    <style:font-face style:name="Helvetica" svg:font-family="Helvetica"/>
    <style:font-face style:name="Times" svg:font-family="Times"/>
  </office:font-face-decls>
  <office:automatic-styles>
    <style:style style:name="P1" style:family="paragraph" style:parent-style-name="Standard">
      <style:paragraph-properties fo:margin-bottom="0.1667in"/>
      <style:text-properties style:font-name="Times" fo:font-size="12.0pt"/>
    </style:style>
    <style:style style:name="P2" style:family="paragraph" style:parent-style-name="Standard">
      <style:paragraph-properties fo:margin-bottom="0.1667in" fo:margin-left="0.5000in" fo:text-indent="-0.5000in">
        <style:tab-stops>
          <style:tab-stop style:position="0.1528in"/>
          <style:tab-stop style:position="0.5000in"/>
        </style:tab-stops>
      </style:paragraph-properties>
      <style:text-properties style:font-name="Times" fo:font-size="12.0pt"/>
    </style:style>
    <style:style style:name="P3"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style:style>
    <style:style style:name="P4" style:family="paragraph" style:parent-style-name="Standard">
      <style:paragraph-properties fo:margin-left="1.5000in" fo:text-indent="-1.5000in">
        <style:tab-stops>
          <style:tab-stop style:position="1.1528in"/>
          <style:tab-stop style:position="1.5000in"/>
        </style:tab-stops>
      </style:paragraph-properties>
      <style:text-properties style:font-name="Times" fo:font-size="12.0pt"/>
    </style:style>
    <style:style style:name="P5"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2.0pt"/>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Courier" fo:font-size="13.0pt"/>
    </style:style>
    <style:style style:name="P7"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style:style>
    <style:style style:name="P8" style:family="paragraph" style:parent-style-name="Standard">
      <style:paragraph-properties fo:margin-left="1.5000in" fo:text-indent="-1.5000in">
        <style:tab-stops>
          <style:tab-stop style:position="1.1528in"/>
          <style:tab-stop style:position="1.5000in"/>
        </style:tab-stops>
      </style:paragraph-properties>
      <style:text-properties style:font-name="Courier" fo:font-size="13.0pt"/>
    </style:style>
    <style:style style:name="P9" style:family="paragraph" style:parent-style-name="Standard">
      <style:paragraph-properties>
        <style:tab-stops>
          <style:tab-stop style:position="0.5000in"/>
          <style:tab-stop style:position="1.0000in"/>
          <style:tab-stop style:position="1.5000in"/>
          <style:tab-stop style:position="2.0000in"/>
          <style:tab-stop style:position="2.5000in"/>
          <style:tab-stop style:position="3.0000in"/>
          <style:tab-stop style:position="3.5000in"/>
          <style:tab-stop style:position="4.0000in"/>
          <style:tab-stop style:position="4.5000in"/>
          <style:tab-stop style:position="5.0000in"/>
          <style:tab-stop style:position="5.5000in"/>
          <style:tab-stop style:position="6.0000in"/>
        </style:tab-stops>
      </style:paragraph-properties>
      <style:text-properties style:font-name="Helvetica" fo:font-size="12.0pt"/>
    </style:style>
    <style:style style:name="T1" style:family="text">
      <style:text-properties fo:font-weight="bold" fo:font-weight-asian="bold" fo:font-weight-complex="bold" fo:letter-spacing="0.0000in"/>
    </style:style>
    <style:style style:name="T2" style:family="text">
      <style:text-properties fo:font-weight="bold" fo:font-weight-asian="bold" fo:font-weight-complex="bold"/>
    </style:style>
    <style:style style:name="T3" style:family="text">
      <style:text-properties fo:letter-spacing="0.0000in"/>
    </style:style>
    <style:style style:name="T4" style:family="text">
      <style:text-properties style:font-name="Times" fo:font-size="12.0pt" fo:font-size-asian="12.0pt" fo:font-size-complex="12.0pt" fo:font-weight="bold" fo:font-weight-asian="bold" fo:font-weight-complex="bold"/>
    </style:style>
    <style:style style:name="T5" style:family="text">
      <style:text-properties style:font-name="Times" fo:font-size="12.0pt" fo:font-size-asian="12.0pt" fo:font-size-complex="12.0pt" fo:font-weight="bold" fo:font-weight-asian="bold" fo:font-weight-complex="bold" fo:letter-spacing="0.0000in"/>
    </style:style>
    <style:style style:name="T6" style:family="text">
      <style:text-properties style:font-name="Times" fo:font-size="12.0pt" fo:font-size-asian="12.0pt" fo:font-size-complex="12.0pt" fo:letter-spacing="0.0000in"/>
    </style:style>
    <style:style style:name="T7" style:family="text">
      <style:text-properties style:font-name="Courier" fo:font-size="13.0pt" fo:font-size-asian="13.0pt" fo:font-size-complex="13.0pt" fo:letter-spacing="0.0000in"/>
    </style:style>
    <style:style style:name="T8" style:family="text">
      <style:text-properties fo:font-style="italic" fo:font-style-asian="italic" fo:font-style-complex="italic" fo:letter-spacing="0.0000in"/>
    </style:style>
    <style:style style:name="T9" style:family="text">
      <style:text-properties fo:font-style="italic" fo:font-style-asian="italic" fo:font-style-complex="italic"/>
    </style:style>
    <style:style style:name="T10" style:family="text">
      <style:text-properties style:font-name="Courier" fo:font-size="13.0pt" fo:font-size-asian="13.0pt" fo:font-size-complex="13.0pt"/>
    </style:style>
    <style:style style:name="TableColumn1" style:family="table-column">
      <style:table-column-properties style:column-width="3.4625in" style:rel-column-width="32767*"/>
    </style:style>
    <text:list-style style:name="L1">
      <text:list-level-style-number text:level="1" style:num-format="1">
        <style:list-level-properties text:space-before="0.25in" text:min-label-width="0.25in"/>
      </text:list-level-style-number>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2">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level-style-number text:level="3" style:num-format="1">
        <style:list-level-properties text:space-before="0.75in" text:min-label-width="0.25in"/>
      </text:list-level-style-number>
    </text:list-style>
    <text:list-style style:name="L3">
      <text:list-level-style-number text:level="1" style:num-format="1">
        <style:list-level-properties text:space-before="0.25in" text:min-label-width="0.25in"/>
      </text:list-level-style-number>
      <text:list-level-style-bullet text:level="2" text:bullet-char="◦">
        <style:list-level-properties text:space-before="0.50in" text:min-label-width="0.25in"/>
      </text:list-level-style-bullet>
      <text:list-level-style-bullet text:level="3" text:bullet-char="▪">
        <style:list-level-properties text:space-before="0.75in" text:min-label-width="0.25in"/>
      </text:list-level-style-bullet>
    </text:list-style>
  </office:automatic-styles>
  <office:body>
    <office:text>
      <text:p text:style-name="P1"><text:span text:style-name="T1">I. Immediate Visual &amp; Fun Enhancements:</text:span></text:p>
      <text:list text:style-name="L1">
        <text:list-item>
          <text:p text:style-name="P2"><text:span text:style-name="T2"/><text:span text:style-name="T1">Emojis for Feedback &amp; Status:</text:span></text:p>
          <text:list>
            <text:list-item>
              <text:p text:style-name="P3"><text:span text:style-name="T2"/><text:span text:style-name="T1">Project Completion:</text:span></text:p>
              <text:list>
                <text:list-item>
                  <text:p text:style-name="P4"><text:span text:style-name="T3">Review Screen: Alongside the rating, show an emoji:</text:span></text:p>
                  <text:list>
                    <text:list-item>
                      <text:p text:style-name="P5"><text:span text:style-name="T3">⭐⭐⭐⭐⭐ + 🎉 or 🤩</text:span></text:p>
                    </text:list-item>
                    <text:list-item>
                      <text:p text:style-name="P5"><text:span text:style-name="T3">⭐⭐⭐ + 🙂</text:span></text:p>
                    </text:list-item>
                    <text:list-item>
                      <text:p text:style-name="P5"><text:span text:style-name="T3">⭐ + 😥 or 🤦</text:span></text:p>
                    </text:list-item>
                  </text:list>
                </text:list-item>
              </text:list>
            </text:list-item>
            <text:list-item>
              <text:p text:style-name="P6"><text:span text:style-name="T4"/><text:span text:style-name="T5">Skill Level Ups (Studio &amp; Player):</text:span><text:span text:style-name="T6"><text:s/>When a skill levels up: </text:span><text:span text:style-name="T3">Pop Skill Leveled Up! レベルアップ 🚀</text:span><text:span text:style-name="T6"><text:s/>or </text:span><text:span text:style-name="T3">Your Mixing Skill Increased! 🎧✨</text:span></text:p>
            </text:list-item>
            <text:list-item>
              <text:p text:style-name="P6"><text:span text:style-name="T4"/><text:span text:style-name="T5">Upgrade Purchases:</text:span><text:span text:style-name="T6"><text:s/></text:span><text:span text:style-name="T3">Pro Mic Bundle Purchased! 🎤✅</text:span></text:p>
            </text:list-item>
            <text:list-item>
              <text:p text:style-name="P3"><text:span text:style-name="T2"/><text:span text:style-name="T1">Insufficient Funds:</text:span><text:span text:style-name="T3"><text:s/></text:span><text:span text:style-name="T7">Faster DAW - Insufficient Funds 😭💰</text:span><text:span text:style-name="T3"><text:s/>(You already have this text, emoji adds to it).</text:span></text:p>
            </text:list-item>
            <text:list-item>
              <text:p text:style-name="P3"><text:span text:style-name="T2"/><text:span text:style-name="T1">Project Match Ratings:</text:span></text:p>
              <text:list>
                <text:list-item>
                  <text:p text:style-name="P4"><text:span text:style-name="T3">Excellent: 🟢 Excellent</text:span></text:p>
                </text:list-item>
                <text:list-item>
                  <text:p text:style-name="P4"><text:span text:style-name="T3">Good: 🟡 Good</text:span></text:p>
                </text:list-item>
                <text:list-item>
                  <text:p text:style-name="P4"><text:span text:style-name="T3">Poor: 🔴 Poor</text:span></text:p>
                </text:list-item>
              </text:list>
            </text:list-item>
            <text:list-item>
              <text:p text:style-name="P3"><text:span text:style-name="T2"/><text:span text:style-name="T1">Button Feedback:</text:span><text:span text:style-name="T3"><text:s/>When clicking a button, a very quick emoji pop or change:</text:span></text:p>
              <text:list>
                <text:list-item>
                  <text:p text:style-name="P4"><text:span text:style-name="T3">"Purchase" -&gt; "Purchasing... 💸" -&gt; "Owned ✅"</text:span></text:p>
                </text:list-item>
              </text:list>
            </text:list-item>
          </text:list>
        </text:list-item>
        <text:list-item>
          <text:p text:style-name="P2"><text:span text:style-name="T2"/><text:span text:style-name="T1">Simple CSS Animations &amp; Transitions:</text:span></text:p>
          <text:list>
            <text:list-item>
              <text:p text:style-name="P3"><text:span text:style-name="T2"/><text:span text:style-name="T1">Button Clicks:</text:span><text:span text:style-name="T3"><text:s/>Subtle scale down/up on click.</text:span></text:p>
            </text:list-item>
            <text:list-item>
              <text:p text:style-name="P3"><text:span text:style-name="T2"/><text:span text:style-name="T1">Panel Appearances:</text:span><text:span text:style-name="T3"><text:s/>(Like your active project dashboard) - fade in or slide in subtly.</text:span></text:p>
            </text:list-item>
            <text:list-item>
              <text:p text:style-name="P3"><text:span text:style-name="T2"/><text:span text:style-name="T1">Progress Bars:</text:span><text:span text:style-name="T3"><text:s/>Animate the fill rather than an instant jump.</text:span></text:p>
            </text:list-item>
            <text:list-item>
              <text:p text:style-name="P3"><text:span text:style-name="T2"/><text:span text:style-name="T1">Money/Rep Changes:</text:span><text:span text:style-name="T3"><text:s/>When numbers go up or down, briefly highlight them in green (increase) or red (decrease) and maybe a tiny "pop" animation.</text:span></text:p>
            </text:list-item>
            <text:list-item>
              <text:p text:style-name="P3"><text:span text:style-name="T2"/><text:span text:style-name="T1">Skill XP Gain:</text:span><text:span text:style-name="T3"><text:s/>When XP is added to a skill bar, animate the bar filling up, and if it levels up, a small "flash" or "sparkle" on the skill name.</text:span></text:p>
            </text:list-item>
          </text:list>
        </text:list-item>
        <text:list-item>
          <text:p text:style-name="P2"><text:span text:style-name="T2"/><text:span text:style-name="T1">Sound Effects (Placeholder - Critical for "Satisfying"):</text:span></text:p>
          <text:list>
            <text:list-item>
              <text:p text:style-name="P3"><text:span text:style-name="T3">Even if you don't have an audio engine yet, </text:span><text:span text:style-name="T8">plan</text:span><text:span text:style-name="T3"><text:s/>for them. Simple "clicks," "ka-chings" for money, "level up jingles," "project complete fanfares" (short and varied by success) add immensely to the satisfaction.</text:span></text:p>
            </text:list-item>
            <text:list-item>
              <text:p text:style-name="P3"><text:span text:style-name="T9"/><text:span text:style-name="T8">Prompt for later:</text:span><text:span text:style-name="T3"><text:s/>"Suggest a list of essential UI sound effects for a tycoon game, and common (free/royalty-free) sources or types of sounds to look for."</text:span></text:p>
            </text:list-item>
          </text:list>
        </text:list-item>
      </text:list>
      <text:p text:style-name="P1"><text:span text:style-name="T1">II. Game Dev Tycoon "Coloured Balls" / Enhanced Project Progress Visualization:</text:span></text:p>
      <text:p text:style-name="P1"><text:span text:style-name="T3">This is a fantastic idea for your active project dashboard!</text:span></text:p>
      <text:list text:style-name="L2">
        <text:list-item>
          <text:p text:style-name="P7"><text:span text:style-name="T2"/><text:span text:style-name="T1">Concept:</text:span><text:span text:style-name="T3"><text:s/>As work progresses on a stage (e.g., when a "day" passes or a "work unit" is completed via the "Complete X Stage" button), "bubbles" or "orbs" representing different types of progress float up from the focus allocation sliders and are "absorbed" into the Creativity/Technical point displays or a central "song quality" visual.</text:span></text:p>
        </text:list-item>
        <text:list-item>
          <text:p text:style-name="P7"><text:span text:style-name="T2"/><text:span text:style-name="T1">What the Balls Represent:</text:span></text:p>
          <text:list>
            <text:list-item>
              <text:p text:style-name="P3"><text:span text:style-name="T2"/><text:span text:style-name="T1">💙 Blue "Creativity" Orbs:</text:span><text:span text:style-name="T3"><text:s/>Generated more from sliders focused on artistic aspects (Melody, Lyrics, Effects for flair).</text:span></text:p>
            </text:list-item>
            <text:list-item>
              <text:p text:style-name="P3"><text:span text:style-name="T2"/><text:span text:style-name="T1">💚 Green "Technical" Orbs:</text:span><text:span text:style-name="T3"><text:s/>Generated more from sliders focused on execution and polish (Sound Capture, Clarity, Balance).</text:span></text:p>
            </text:list-item>
            <text:list-item>
              <text:p text:style-name="P3"><text:span text:style-name="T2"/><text:span text:style-name="T1">💛 Yellow "Focus" Orbs (Optional but cool):</text:span><text:span text:style-name="T3"><text:s/>Smaller orbs generated directly from the </text:span><text:span text:style-name="T8">act</text:span><text:span text:style-name="T3"><text:s/>of allocating points to a slider, representing general effort. Could contribute to overall stage progress.</text:span></text:p>
            </text:list-item>
            <text:list-item>
              <text:p text:style-name="P3"><text:span text:style-name="T2"/><text:span text:style-name="T1">💡 "Insight/Breakthrough" Orbs (Rare):</text:span><text:span text:style-name="T3"><text:s/>A larger, sparkling orb that gives a significant one-time boost to Creativity or Technical points, or unlocks a temporary bonus. Could appear randomly or when a skill "triggers."</text:span></text:p>
            </text:list-item>
          </text:list>
        </text:list-item>
        <text:list-item>
          <text:p text:style-name="P7"><text:span text:style-name="T2"/><text:span text:style-name="T1">Visual Implementation:</text:span></text:p>
          <text:list>
            <text:list-item>
              <text:p text:style-name="P3"><text:span text:style-name="T3">When the "Complete [Stage Name]" button is clicked (or as a day's work is processed):</text:span></text:p>
              <text:list>
                <text:list-item>
                  <text:p text:style-name="P4"><text:span text:style-name="T3">Based on the % allocated to each slider and relevant studio/player skills, determine the number and type of orbs to generate.</text:span></text:p>
                </text:list-item>
                <text:list-item>
                  <text:p text:style-name="P4"><text:span text:style-name="T3">Small orb icons (💙, 💚, 💛, 💡) appear near their respective sliders.</text:span></text:p>
                </text:list-item>
                <text:list-item>
                  <text:p text:style-name="P4"><text:span text:style-name="T3">Animate these orbs moving upwards (e.g., with a slight curve or wobble) towards the "Creativity" and "Technical" point displays at the top of the active project panel.</text:span></text:p>
                </text:list-item>
                <text:list-item>
                  <text:p text:style-name="P4"><text:span text:style-name="T3">When an orb reaches its destination, a small "pop" animation and the corresponding point total visibly increments.</text:span></text:p>
                </text:list-item>
              </text:list>
            </text:list-item>
          </text:list>
        </text:list-item>
        <text:list-item>
          <text:p text:style-name="P7"><text:span text:style-name="T2"/><text:span text:style-name="T1">UI Location:</text:span><text:span text:style-name="T3"><text:s/>This happens </text:span><text:span text:style-name="T8">within</text:span><text:span text:style-name="T3"><text:s/>your existing "Working on: [Project]" panel. The orbs emanate from the slider areas and fly to the </text:span><text:span text:style-name="T7">[1 Creativity]</text:span><text:span text:style-name="T3"><text:s/></text:span><text:span text:style-name="T7">[1 Technical]</text:span><text:span text:style-name="T3"><text:s/>displays you already have.</text:span></text:p>
        </text:list-item>
        <text:list-item>
          <text:p text:style-name="P7"><text:span text:style-name="T2"/><text:span text:style-name="T1">Making it Satisfying:</text:span></text:p>
          <text:list>
            <text:list-item>
              <text:p text:style-name="P3"><text:span text:style-name="T3">The animation speed of the orbs.</text:span></text:p>
            </text:list-item>
            <text:list-item>
              <text:p text:style-name="P3"><text:span text:style-name="T3">The "pop" effect on absorption.</text:span></text:p>
            </text:list-item>
            <text:list-item>
              <text:p text:style-name="P3"><text:span text:style-name="T3">The visible increment of the C/T points.</text:span></text:p>
            </text:list-item>
            <text:list-item>
              <text:p text:style-name="P3"><text:span text:style-name="T3">A subtle sound effect for orb generation and absorption.</text:span></text:p>
            </text:list-item>
          </text:list>
        </text:list-item>
      </text:list>
      <text:p text:style-name="P1"><text:span text:style-name="T1">III. Player Experience System (Your Personal Skills):</text:span></text:p>
      <text:p text:style-name="P1"><text:span text:style-name="T3">This adds a great RPG-lite layer for the player themself.</text:span></text:p>
      <text:list text:style-name="L3">
        <text:list-item>
          <text:p text:style-name="P7"><text:span text:style-name="T2"/><text:span text:style-name="T1">Player Attributes/Skills:</text:span><text:span text:style-name="T3"><text:s/>Distinct from "Studio Skills." These are </text:span><text:span text:style-name="T8">your</text:span><text:span text:style-name="T3"><text:s/>personal talents as the studio owner/main engineer.</text:span></text:p>
          <text:list>
            <text:list-item>
              <text:p text:style-name="P3"><text:span text:style-name="T3">Examples:</text:span></text:p>
              <text:list>
                <text:list-item>
                  <text:p text:style-name="P4"><text:span text:style-name="T2"/><text:span text:style-name="T1">Focus Management:</text:span><text:span text:style-name="T3"><text:s/>(Increases Development Points available per stage or per day).</text:span></text:p>
                </text:list-item>
                <text:list-item>
                  <text:p text:style-name="P4"><text:span text:style-name="T2"/><text:span text:style-name="T1">Creative Insight:</text:span><text:span text:style-name="T3"><text:s/>(Boosts </text:span><text:span text:style-name="T7">[C]</text:span><text:span text:style-name="T3"><text:s/>orb generation chance/amount).</text:span></text:p>
                </text:list-item>
                <text:list-item>
                  <text:p text:style-name="P4"><text:span text:style-name="T2"/><text:span text:style-name="T1">Technical Prowess:</text:span><text:span text:style-name="T3"><text:s/>(Boosts </text:span><text:span text:style-name="T7">[T]</text:span><text:span text:style-name="T3"><text:s/>orb generation chance/amount).</text:span></text:p>
                </text:list-item>
                <text:list-item>
                  <text:p text:style-name="P4"><text:span text:style-name="T2"/><text:span text:style-name="T1">Negotiation:</text:span><text:span text:style-name="T3"><text:s/>(Slightly better project payouts or lower upgrade costs - used outside active project work).</text:span></text:p>
                </text:list-item>
                <text:list-item>
                  <text:p text:style-name="P4"><text:span text:style-name="T2"/><text:span text:style-name="T1">Mentorship:</text:span><text:span text:style-name="T3"><text:s/>(Later, boosts XP gain for hired staff).</text:span></text:p>
                </text:list-item>
                <text:list-item>
                  <text:p text:style-name="P4"><text:span text:style-name="T2"/><text:span text:style-name="T1">Genre Affinity (e.g., Electronic Whiz, Acoustic Guru):</text:span><text:span text:style-name="T3"><text:s/>Provides a direct bonus when </text:span><text:span text:style-name="T8">you</text:span><text:span text:style-name="T3"><text:s/>are primarily working on a project of that genre.</text:span></text:p>
                </text:list-item>
              </text:list>
            </text:list-item>
          </text:list>
        </text:list-item>
        <text:list-item>
          <text:p text:style-name="P7"><text:span text:style-name="T2"/><text:span text:style-name="T1">Gaining Player XP:</text:span></text:p>
          <text:list>
            <text:list-item>
              <text:p text:style-name="P3"><text:span text:style-name="T3">Completing projects (base XP + bonus for high quality/client satisfaction).</text:span></text:p>
            </text:list-item>
            <text:list-item>
              <text:p text:style-name="P3"><text:span text:style-name="T3">Successfully completing mini-events or making good decisions.</text:span></text:p>
            </text:list-item>
            <text:list-item>
              <text:p text:style-name="P3"><text:span text:style-name="T3">Making "Breakthroughs" (generating a rare 💡 orb).</text:span></text:p>
            </text:list-item>
            <text:list-item>
              <text:p text:style-name="P3"><text:span text:style-name="T3">Achieving studio milestones (e.g., first $10k earned, first "hit" song).</text:span></text:p>
            </text:list-item>
          </text:list>
        </text:list-item>
        <text:list-item>
          <text:p text:style-name="P7"><text:span text:style-name="T2"/><text:span text:style-name="T1">Leveling Up:</text:span></text:p>
          <text:list>
            <text:list-item>
              <text:p text:style-name="P3"><text:span text:style-name="T3">When Player XP reaches a threshold, you "Level Up!"</text:span></text:p>
            </text:list-item>
            <text:list-item>
              <text:p text:style-name="P3"><text:span text:style-name="T3">Gain "Perk Points" (1-2 per level) to spend on improving your personal attributes/skills.</text:span></text:p>
            </text:list-item>
            <text:list-item>
              <text:p text:style-name="P3"><text:span text:style-name="T3">This creates a skill tree or a list of upgradable personal talents.</text:span></text:p>
            </text:list-item>
          </text:list>
        </text:list-item>
        <text:list-item>
          <text:p text:style-name="P7"><text:span text:style-name="T2"/><text:span text:style-name="T1">UI for Player XP/Skills:</text:span></text:p>
          <text:list>
            <text:list-item>
              <text:p text:style-name="P3"><text:span text:style-name="T3">A small XP bar near the Money/Rep/Day display, labeled "Your XP" or "Manager Lvl."</text:span></text:p>
            </text:list-item>
            <text:list-item>
              <text:p text:style-name="P3"><text:span text:style-name="T3">A new tab or modal accessible from the main UI (perhaps clicking your "Manager Lvl") to view your personal skills and spend Perk Points. This screen would show your attributes and their current levels/effects.</text:span></text:p>
            </text:list-item>
          </text:list>
        </text:list-item>
      </text:list>
      <text:p text:style-name="P1"><text:span text:style-name="T1">IV. Hiring System (Foundation First):</text:span></text:p>
      <text:p text:style-name="P1"><text:span text:style-name="T3">This is a larger system, so start with the basics.</text:span></text:p>
      <text:list text:style-name="L3">
        <text:list-item>
          <text:p text:style-name="P7"><text:span text:style-name="T2"/><text:span text:style-name="T1">Unlocking Hiring:</text:span></text:p>
          <text:list>
            <text:list-item>
              <text:p text:style-name="P3"><text:span text:style-name="T3">Tied to Player Level (e.g., "Reach Manager Level 5 to unlock Staffing").</text:span></text:p>
            </text:list-item>
            <text:list-item>
              <text:p text:style-name="P3"><text:span text:style-name="T3">AND/OR a certain amount of money/reputation (e.g., "$10,000 Banked" or "Reputation: 50").</text:span></text:p>
            </text:list-item>
          </text:list>
        </text:list-item>
        <text:list-item>
          <text:p text:style-name="P7"><text:span text:style-name="T2"/><text:span text:style-name="T1">Initial Engineers (Generalists):</text:span></text:p>
          <text:list>
            <text:list-item>
              <text:p text:style-name="P3"><text:span text:style-name="T2"/><text:span text:style-name="T1">Attributes:</text:span></text:p>
              <text:list>
                <text:list-item>
                  <text:p text:style-name="P8"><text:span text:style-name="T3">Name</text:span></text:p>
                </text:list-item>
                <text:list-item>
                  <text:p text:style-name="P4"><text:span text:style-name="T10"/><text:span text:style-name="T7">Primary Skill</text:span><text:span text:style-name="T3">: (e.g., "Pop Specialist," "Recording Technician") - gives a bonus to </text:span><text:span text:style-name="T7">[C]</text:span><text:span text:style-name="T3"><text:s/>or </text:span><text:span text:style-name="T7">[T]</text:span><text:span text:style-name="T3"><text:s/>generation or quality in relevant stages if assigned.</text:span></text:p>
                </text:list-item>
                <text:list-item>
                  <text:p text:style-name="P4"><text:span text:style-name="T10"/><text:span text:style-name="T7">Speed</text:span><text:span text:style-name="T3">: (How quickly they complete "work units" if assigned to a task/stage).</text:span></text:p>
                </text:list-item>
                <text:list-item>
                  <text:p text:style-name="P4"><text:span text:style-name="T10"/><text:span text:style-name="T7">Efficiency</text:span><text:span text:style-name="T3">: (Affects resource generation or quality per work unit).</text:span></text:p>
                </text:list-item>
                <text:list-item>
                  <text:p text:style-name="P4"><text:span text:style-name="T10"/><text:span text:style-name="T7">Salary</text:span><text:span text:style-name="T3">: (Per day or per project).</text:span></text:p>
                </text:list-item>
                <text:list-item>
                  <text:p text:style-name="P4"><text:span text:style-name="T10"/><text:span text:style-name="T7">Energy/Stamina</text:span><text:span text:style-name="T3">: Depletes as they work, needs recovery (rest/items).</text:span></text:p>
                </text:list-item>
              </text:list>
            </text:list-item>
            <text:list-item>
              <text:p text:style-name="P3"><text:span text:style-name="T2"/><text:span text:style-name="T1">Finding &amp; Hiring:</text:span></text:p>
              <text:list>
                <text:list-item>
                  <text:p text:style-name="P4"><text:span text:style-name="T3">A new "Recruitment" or "Job Market" tab.</text:span></text:p>
                </text:list-item>
                <text:list-item>
                  <text:p text:style-name="P4"><text:span text:style-name="T3">A list of available candidates (refreshes periodically). Each shows their stats and salary.</text:span></text:p>
                </text:list-item>
                <text:list-item>
                  <text:p text:style-name="P4"><text:span text:style-name="T3">Cost to hire (signing bonus).</text:span></text:p>
                </text:list-item>
              </text:list>
            </text:list-item>
          </text:list>
        </text:list-item>
        <text:list-item>
          <text:p text:style-name="P7"><text:span text:style-name="T2"/><text:span text:style-name="T1">Assigning Engineers:</text:span></text:p>
          <text:list>
            <text:list-item>
              <text:p text:style-name="P3"><text:span text:style-name="T3">When starting a project stage, you can assign an available engineer (if they have energy).</text:span></text:p>
            </text:list-item>
            <text:list-item>
              <text:p text:style-name="P3"><text:span text:style-name="T3">The assigned engineer's </text:span><text:span text:style-name="T7">Primary Skill</text:span><text:span text:style-name="T3"><text:s/>and </text:span><text:span text:style-name="T7">Efficiency</text:span><text:span text:style-name="T3"><text:s/>directly influence the number/quality of "orbs" generated or the quality scores for that stage.</text:span></text:p>
            </text:list-item>
            <text:list-item>
              <text:p text:style-name="P3"><text:span text:style-name="T3">Their </text:span><text:span text:style-name="T7">Speed</text:span><text:span text:style-name="T3"><text:s/>can reduce the "days" that stage takes.</text:span></text:p>
            </text:list-item>
          </text:list>
        </text:list-item>
        <text:list-item>
          <text:p text:style-name="P7"><text:span text:style-name="T2"/><text:span text:style-name="T1">UI for Staff:</text:span></text:p>
          <text:list>
            <text:list-item>
              <text:p text:style-name="P3"><text:span text:style-name="T3">"Recruitment" tab.</text:span></text:p>
            </text:list-item>
            <text:list-item>
              <text:p text:style-name="P3"><text:span text:style-name="T3">"My Staff" tab: Shows hired staff, their stats, energy, current assignment. Option to rest them.</text:span></text:p>
            </text:list-item>
          </text:list>
        </text:list-item>
        <text:list-item>
          <text:p text:style-name="P7"><text:span text:style-name="T2"/><text:span text:style-name="T1">Progression to Specialists (Later Game):</text:span></text:p>
          <text:list>
            <text:list-item>
              <text:p text:style-name="P3"><text:span text:style-name="T3">Once you have a bustling studio, you'll unlock the ability to hire:</text:span></text:p>
              <text:list>
                <text:list-item>
                  <text:p text:style-name="P4"><text:span text:style-name="T2"/><text:span text:style-name="T1">Session Musicians:</text:span><text:span text:style-name="T3"><text:s/>Provide massive boosts to "Performance" or specific instrument tracking, may have unique </text:span><text:span text:style-name="T7">[C]</text:span><text:span text:style-name="T3"><text:s/>or </text:span><text:span text:style-name="T7">[T]</text:span><text:span text:style-name="T3"><text:s/>orb types. Cost per project.</text:span></text:p>
                </text:list-item>
                <text:list-item>
                  <text:p text:style-name="P4"><text:span text:style-name="T2"/><text:span text:style-name="T1">Specialist Mixing Engineers:</text:span><text:span text:style-name="T3"><text:s/>Excel only at the mixing stage but give huge quality boosts.</text:span></text:p>
                </text:list-item>
                <text:list-item>
                  <text:p text:style-name="P4"><text:span text:style-name="T2"/><text:span text:style-name="T1">Dedicated Songwriters:</text:span><text:span text:style-name="T3"><text:s/>Can autonomously generate song ideas or high-quality "Songwriting" stage results.</text:span></text:p>
                </text:list-item>
              </text:list>
            </text:list-item>
          </text:list>
        </text:list-item>
      </text:list>
      <text:p text:style-name="P9"/>
      <text:p text:style-name="P9"/>
      <text:p text:style-name="P9"/>
      <text:p text:style-name="P9">Act as a JavaScript game animation expert for a browser-based game.</text:p>
      <text:p text:style-name="P9">In my Music Studio Tycoon, I have an 'Active Project Dashboard'. When the player completes a stage (e.g., by clicking "Complete Recording &amp; Production"), I want to visualize progress with "coloured orbs" like in Game Dev Tycoon.</text:p>
      <text:p text:style-name="P9"/>
      <text:p text:style-name="P9">Current Setup:</text:p>
      <text:p text:style-name="P9">- The dashboard shows accumulated 'Creativity' (integer) and 'Technical' (integer) points.</text:p>
      <text:p text:style-name="P9">- Sliders for 'Focus Allocation' like 'Performance', 'Sound Capture', 'Layering' exist.</text:p>
      <text:p text:style-name="P9"/>
      <text:p text:style-name="P9">Desired Orb Mechanics:</text:p>
      <text:p text:style-name="P9">1. <text:s/>When a stage's work is processed, generate a number of 💙 'Creativity Orbs' and 💚 'Technical Orbs'. The number should be based on the % allocated to relevant sliders and player/studio skills (we can simplify this logic for now).</text:p>
      <text:p text:style-name="P9">2. <text:s/>These orb icons should visually originate near their respective sliders (or a general 'work area').</text:p>
      <text:p text:style-name="P9">3. <text:s/>Animate the orbs moving upwards and "homing in" on the 'Creativity' and 'Technical' point display areas.</text:p>
      <text:p text:style-name="P9">4. <text:s/>When an orb reaches the display, it should "pop" (simple scale up/fade out animation) and the displayed integer for C/T points should increment.</text:p>
      <text:p text:style-name="P9"/>
      <text:p text:style-name="P9">Please provide:</text:p>
      <text:p text:style-name="P9">A. <text:s/>HTML/CSS for the orb elements (they can be simple `&lt;div&gt;`s styled as circles, initially hidden).</text:p>
      <text:p text:style-name="P9">B. <text:s/>A JavaScript function `spawnOrbs(orbData)` where `orbData` might be `[{type: 'creativity', count: 5, originElement: slider1}, {type: 'technical', count: 3, originElement: slider2}]`.</text:p>
      <text:p text:style-name="P9">C. <text:s/>This function should:</text:p>
      <text:p text:style-name="P9"><text:s text:c="4"/>i. <text:s/>Create/unhide the specified number of orb elements of the correct type.</text:p>
      <text:p text:style-name="P9"><text:s text:c="4"/>ii. Position them near their `originElement`.</text:p>
      <text:p text:style-name="P9"><text:s text:c="4"/>iii.Animate them to the target 'Creativity' or 'Technical' display areas.</text:p>
      <text:p text:style-name="P9"><text:s text:c="4"/>iv. On arrival, trigger a small animation and update the point display.</text:p>
      <text:p text:style-name="P9">Consider using CSS transitions/animations for smooth movement and popping.</text:p>
      <text:p text:style-name="P9">Give me a simple example of how to calculate orb counts based on slider values.</text:p>
      <text:p text:style-name="P9"/>
      <text:p text:style-name="P9"/>
      <text:p text:style-name="P9">I'm adding a Player Experience system to my Music Studio Tycoon. The player is the main Engineer/Manager.</text:p>
      <text:p text:style-name="P9"/>
      <text:p text:style-name="P9">I need to:</text:p>
      <text:p text:style-name="P9">1. <text:s/>**Define Player Data:**</text:p>
      <text:p text:style-name="P9"><text:s text:c="4"/>* `playerXP`: number, starts at 0.</text:p>
      <text:p text:style-name="P9"><text:s text:c="4"/>* `playerLevel`: number, starts at 1.</text:p>
      <text:p text:style-name="P9"><text:s text:c="4"/>* `xpToNextPlayerLevel`: number, starts at 100.</text:p>
      <text:p text:style-name="P9"><text:s text:c="4"/>* `playerPerkPoints`: number, starts at 0.</text:p>
      <text:p text:style-name="P9"><text:s text:c="4"/>* `playerAttributes`: object, e.g., `{ focusManagement: 1, creativeInsight: 1, technicalProwess: 1 }` (levels start at 1).</text:p>
      <text:p text:style-name="P9"/>
      <text:p text:style-name="P9">2. <text:s/>**JavaScript Logic:**</text:p>
      <text:p text:style-name="P9"><text:s text:c="4"/>* A function `addPlayerXP(amount)`:</text:p>
      <text:p text:style-name="P9"><text:s text:c="8"/>* Increases `playerXP`.</text:p>
      <text:p text:style-name="P9"><text:s text:c="8"/>* Checks if `playerXP &gt;= xpToNextPlayerLevel`. If so, calls `levelUpPlayer()`.</text:p>
      <text:p text:style-name="P9"><text:s text:c="4"/>* A function `levelUpPlayer()`:</text:p>
      <text:p text:style-name="P9"><text:s text:c="8"/>* Increments `playerLevel`.</text:p>
      <text:p text:style-name="P9"><text:s text:c="8"/>* Subtracts `xpToNextPlayerLevel` from `playerXP`.</text:p>
      <text:p text:style-name="P9"><text:s text:c="8"/>* Calculates new `xpToNextPlayerLevel` (e.g., `current * 1.5`).</text:p>
      <text:p text:style-name="P9"><text:s text:c="8"/>* Adds 1 `playerPerkPoint`.</text:p>
      <text:p text:style-name="P9"><text:s text:c="8"/>* (Placeholder for visual feedback: `console.log("Player Leveled Up!")`).</text:p>
      <text:p text:style-name="P9"><text:s text:c="4"/>* A function `spendPerkPoint(attributeName)`:</text:p>
      <text:p text:style-name="P9"><text:s text:c="8"/>* If `playerPerkPoints &gt; 0`, decrements `playerPerkPoints` and increments the specified `playerAttributes[attributeName]`.</text:p>
      <text:p text:style-name="P9"/>
      <text:p text:style-name="P9">3. <text:s/>**UI Consideration (Conceptual):**</text:p>
      <text:p text:style-name="P9"><text:s text:c="4"/>* Where should I display Player Level and XP bar? (Suggest a location in my existing UI: Top bar with Money/Rep/Day).</text:p>
      <text:p text:style-name="P9"><text:s text:c="4"/>* Briefly describe a simple UI for viewing/upgrading player attributes using perk points (this will be a separate screen/modal).</text:p>
      <text:p text:style-name="P9"/>
      <text:p text:style-name="P9">Provide the JavaScript functions and data structure recommend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575.6</meta:generator>
  </office:meta>
</office:document-meta>
</file>